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Classify" table:style-name="ta1">
        <table:table-column table:style-name="co1" table:default-cell-style-name="ce1"/>
        <table:table-column table:style-name="co2" table:number-columns-repeated="2" table:default-cell-style-name="ce2"/>
        <table:table-row table:style-name="ro1">
          <table:table-cell/>
          <table:table-cell office:value-type="string">
            <text:p>EN</text:p>
          </table:table-cell>
          <table:table-cell office:value-type="string">
            <text:p>FR</text:p>
          </table:table-cell>
        </table:table-row>
        <table:table-row table:style-name="ro2">
          <table:table-cell office:value-type="string">
            <text:p>Language</text:p>
          </table:table-cell>
          <table:table-cell office:value-type="string">
            <text:p>English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string">
            <text:p>MenuFile</text:p>
          </table:table-cell>
          <table:table-cell office:value-type="string">
            <text:p>File</text:p>
          </table:table-cell>
          <table:table-cell office:value-type="string">
            <text:p>Fichier</text:p>
          </table:table-cell>
        </table:table-row>
        <table:table-row table:style-name="ro2">
          <table:table-cell office:value-type="string">
            <text:p>MenuImport</text:p>
          </table:table-cell>
          <table:table-cell office:value-type="string">
            <text:p>Import</text:p>
          </table:table-cell>
          <table:table-cell office:value-type="string">
            <text:p>Importer</text:p>
          </table:table-cell>
        </table:table-row>
        <table:table-row table:style-name="ro2">
          <table:table-cell office:value-type="string">
            <text:p>MenuExport</text:p>
          </table:table-cell>
          <table:table-cell office:value-type="string">
            <text:p>Export</text:p>
          </table:table-cell>
          <table:table-cell office:value-type="string">
            <text:p>Exporter</text:p>
          </table:table-cell>
        </table:table-row>
        <table:table-row table:style-name="ro2">
          <table:table-cell office:value-type="string">
            <text:p>MenuEdit</text:p>
          </table:table-cell>
          <table:table-cell office:value-type="string">
            <text:p>Edit</text:p>
          </table:table-cell>
          <table:table-cell office:value-type="string">
            <text:p>Edition</text:p>
          </table:table-cell>
        </table:table-row>
        <table:table-row table:style-name="ro2">
          <table:table-cell office:value-type="string">
            <text:p>MenuConfiguration</text:p>
          </table:table-cell>
          <table:table-cell office:value-type="string">
            <text:p>Config</text:p>
          </table:table-cell>
          <table:table-cell office:value-type="string">
            <text:p>Configuration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 table:number-rows-repeated="104856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llection_Cinema" table:style-name="ta1">
        <table:table-column table:style-name="co3" table:default-cell-style-name="Default"/>
        <table:table-column table:style-name="co3" table:number-columns-repeated="2" table:default-cell-style-name="ce2"/>
        <table:table-row table:style-name="ro1">
          <table:table-cell/>
          <table:table-cell office:value-type="string">
            <text:p>EN</text:p>
          </table:table-cell>
          <table:table-cell office:value-type="string">
            <text:p>FR</text:p>
          </table:table-cell>
        </table:table-row>
      </table:table>
      <table:table table:name="Import_Files" table:style-name="ta1">
        <table:table-column table:style-name="co3" table:default-cell-style-name="Default"/>
        <table:table-column table:style-name="co3" table:number-columns-repeated="2" table:default-cell-style-name="ce2"/>
        <table:table-row table:style-name="ro1">
          <table:table-cell/>
          <table:table-cell office:value-type="string">
            <text:p>EN</text:p>
          </table:table-cell>
          <table:table-cell office:value-type="string">
            <text:p>FR</text:p>
          </table:table-cell>
        </table:table-row>
      </table:table>
      <table:table table:name="Web_IMDB" table:style-name="ta1">
        <table:table-column table:style-name="co3" table:default-cell-style-name="Default"/>
        <table:table-column table:style-name="co3" table:number-columns-repeated="2" table:default-cell-style-name="ce2"/>
        <table:table-row table:style-name="ro1">
          <table:table-cell/>
          <table:table-cell office:value-type="string">
            <text:p>EN</text:p>
          </table:table-cell>
          <table:table-cell office:value-type="string">
            <text:p>F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 </meta:initial-creator>
    <meta:creation-date>2013-02-21T22:35:27</meta:creation-date>
    <dc:date>2013-02-24T19:35:17</dc:date>
    <dc:creator>leo </dc:creator>
    <meta:editing-duration>PT2H10M9S</meta:editing-duration>
    <meta:editing-cycles>9</meta:editing-cycles>
    <meta:generator>LibreOffice/3.5$Linux_X86_64 LibreOffice_project/350m1$Build-2</meta:generator>
    <meta:document-statistic meta:table-count="4" meta:cell-count="26" meta:object-count="0"/>
  </office:meta>
</office:document-meta>
</file>